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b8daa" officeooo:paragraph-rsid="000b8daa"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officeooo:rsid="000b8daa" officeooo:paragraph-rsid="0013f7a1"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3pt" fo:font-weight="normal" officeooo:rsid="000b8daa" officeooo:paragraph-rsid="000b8daa"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font-size="13pt" fo:font-weight="normal" officeooo:rsid="000b8daa" officeooo:paragraph-rsid="0013f7a1"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font-size="13pt" fo:font-weight="normal" officeooo:paragraph-rsid="000b8daa"/>
    </style:style>
    <style:style style:name="P6" style:family="paragraph" style:parent-style-name="Standard">
      <style:paragraph-properties fo:text-align="start" style:justify-single-word="false"/>
      <style:text-properties fo:font-size="13pt" fo:font-weight="normal" officeooo:paragraph-rsid="0013f7a1"/>
    </style:style>
    <style:style style:name="P7" style:family="paragraph" style:parent-style-name="Standard">
      <style:paragraph-properties fo:text-align="start" style:justify-single-word="false"/>
      <style:text-properties fo:font-size="13pt" fo:font-weight="normal" officeooo:rsid="000b8daa" officeooo:paragraph-rsid="000b8daa"/>
    </style:style>
    <style:style style:name="P8" style:family="paragraph" style:parent-style-name="Standard">
      <style:paragraph-properties fo:text-align="start" style:justify-single-word="false"/>
      <style:text-properties fo:font-size="13pt" fo:font-weight="normal" officeooo:rsid="000b8daa" officeooo:paragraph-rsid="0013f7a1"/>
    </style:style>
    <style:style style:name="P9" style:family="paragraph" style:parent-style-name="Standard">
      <style:paragraph-properties fo:text-align="center" style:justify-single-word="false"/>
      <style:text-properties officeooo:paragraph-rsid="0013f7a1"/>
    </style:style>
    <style:style style:name="T1" style:family="text">
      <style:text-properties fo:font-size="13pt" fo:font-weight="normal" officeooo:rsid="000b8daa" style:font-size-asian="11.3500003814697pt" style:font-weight-asian="normal" style:font-size-complex="13pt" style:font-weight-complex="normal"/>
    </style:style>
    <style:style style:name="T2" style:family="text">
      <style:text-properties style:font-size-asian="11.3500003814697pt" style:font-weight-asian="normal" style:font-size-complex="13pt" style:font-weight-complex="normal"/>
    </style:style>
    <style:style style:name="T3" style:family="text">
      <style:text-properties officeooo:rsid="000b8daa" style:font-size-asian="11.3500003814697pt" style:font-weight-asian="normal" style:font-size-complex="13pt" style:font-weight-complex="normal"/>
    </style:style>
    <style:style style:name="T4" style:family="text">
      <style:text-properties officeooo:rsid="0013f7a1" style:font-size-asian="11.3500003814697pt" style:font-weight-asian="normal" style:font-size-complex="13pt" style:font-weight-complex="normal"/>
    </style:style>
    <style:style style:name="T5" style:family="text">
      <style:text-properties officeooo:rsid="0013f7a1"/>
    </style:style>
    <style:style style:name="T6" style:family="text">
      <style:text-properties fo:font-size="18pt" fo:font-weight="bold" officeooo:rsid="000b8daa" style:font-size-asian="11.3500003814697pt" style:font-weight-asian="normal" style:font-size-complex="13pt" style:font-weight-complex="normal"/>
    </style:style>
    <style:style style:name="T7" style:family="text">
      <style:text-properties fo:font-size="18pt" fo:font-weight="bold" officeooo:rsid="0013f7a1" style:font-size-asian="11.3500003814697pt" style:font-weight-asian="normal" style:font-size-complex="13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ROACH FOR HIGH AVAILABILITY</text:p>
      <text:p text:style-name="P1"/>
      <text:p text:style-name="P3">1. We will spread our application across multiple Availability zones, to ensure that our application remains available even if one Availability zone goes down.</text:p>
      <text:p text:style-name="P3"/>
      <text:p text:style-name="P3">2. We will create multiple worker nodes in our cluster, to ensure that our application remains available even if one node goes down.</text:p>
      <text:p text:style-name="P3"/>
      <text:p text:style-name="P5"><text:span text:style-name="T3">3. We will apply health check on our pods such as liveness and readiness probes to detect and automatically recover from failures.</text:span></text:p>
      <text:p text:style-name="P5"><text:span text:style-name="T3"/></text:p>
      <text:p text:style-name="P7"><text:span text:style-name="T3">4. </text:span><text:span text:style-name="T2">We will use a managed Kubernetes service, such as Amazon EKS(Elastic Kubernetes Service) which provides us many features like automatic node replacement and cluster scaling, which can help improve the deployment and availability of our application.</text:span></text:p>
      <text:p text:style-name="P5"><text:span text:style-name="T3"/></text:p>
      <text:p text:style-name="P7"><text:span text:style-name="T2">4. We will use a load balancer to distribute our traffic across multiple worker nodes and ensure that our application remains available even if one worker goes down.</text:span></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9"><text:span text:style-name="T6">APPROACH FOR HIGH </text:span><text:span text:style-name="T7">RESILIENCE</text:span></text:p>
      <text:p text:style-name="P2"><text:span text:style-name="T2"/></text:p>
      <text:p text:style-name="P6"><text:span text:style-name="T3">1. We will create multiple worker nodes in our cluster, to ensure that our application </text:span><text:span text:style-name="T4">doesn’t goes down</text:span><text:span text:style-name="T3"> even if one node </text:span><text:span text:style-name="T4">or more nodes</text:span><text:span text:style-name="T3"> goes down.</text:span></text:p>
      <text:p text:style-name="P6"><text:span text:style-name="T3"/></text:p>
      <text:p text:style-name="P8"><text:span text:style-name="T4">2.</text:span><text:span text:style-name="T2"> We will use a managed Kubernetes service, such as Amazon EKS(Elastic Kubernetes Service) which provides us many features like automatic node replacement and cluster scaling, which can help improve the deployment and availability of our applica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8T11:23:38.467990460</meta:creation-date>
    <meta:generator>LibreOffice/6.4.7.2$Linux_X86_64 LibreOffice_project/40$Build-2</meta:generator>
    <dc:date>2022-12-28T12:15:58.318462505</dc:date>
    <meta:editing-duration>PT37M38S</meta:editing-duration>
    <meta:editing-cycles>2</meta:editing-cycles>
    <meta:document-statistic meta:table-count="0" meta:image-count="0" meta:object-count="0" meta:page-count="1" meta:paragraph-count="9" meta:word-count="206" meta:character-count="1292" meta:non-whitespace-character-count="1095"/>
  </office:meta>
</office:document-meta>
</file>